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6pt" fo:language="en" fo:country="GB" style:font-size-asian="18pt" style:font-size-complex="18pt"/>
    </style:style>
    <style:style style:name="P3" style:family="paragraph">
      <style:text-properties fo:font-size="20pt" fo:language="en" fo:country="GB"/>
    </style:style>
    <style:style style:name="P4" style:family="paragraph">
      <style:paragraph-properties fo:text-align="center"/>
      <style:text-properties fo:font-size="12pt" fo:language="en" fo:country="GB" style:font-size-asian="18pt" style:font-size-complex="18pt"/>
    </style:style>
    <style:style style:name="P5" style:family="paragraph">
      <style:text-properties fo:color="#00ffff"/>
    </style:style>
    <style:style style:name="P6" style:family="paragraph">
      <style:text-properties fo:font-size="18pt"/>
    </style:style>
    <style:style style:name="P7" style:family="paragraph">
      <style:text-properties fo:color="#00ffff" fo:font-size="18pt"/>
    </style:style>
    <style:style style:name="T1" style:family="text">
      <style:text-properties fo:font-size="16pt" fo:language="en" fo:country="GB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language="en" fo:country="GB" style:font-size-asian="22pt" style:font-size-complex="22pt"/>
    </style:style>
    <style:style style:name="T4" style:family="text">
      <style:text-properties fo:font-size="12pt" fo:language="en" fo:country="GB" style:font-size-asian="18pt" style:font-size-complex="18pt"/>
    </style:style>
    <style:style style:name="T5" style:family="text">
      <style:text-properties fo:color="#00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8.5cm" svg:height="1.5cm" svg:x="2.1cm" svg:y="5.1cm">
            <text:p/>
          </draw:rect>
          <draw:rect draw:style-name="gr1" draw:text-style-name="P1" draw:layer="layout" svg:width="2.5cm" svg:height="1.5cm" svg:x="4.6cm" svg:y="5.1cm">
            <text:p/>
          </draw:rect>
        </draw:g>
        <draw:g>
          <draw:rect draw:style-name="gr1" draw:text-style-name="P1" draw:layer="layout" svg:width="8.5cm" svg:height="1.5cm" svg:x="2.1cm" svg:y="7cm">
            <text:p/>
          </draw:rect>
          <draw:rect draw:style-name="gr1" draw:text-style-name="P1" draw:layer="layout" svg:width="2.5cm" svg:height="1.5cm" svg:x="4.6cm" svg:y="7cm">
            <text:p/>
          </draw:rect>
        </draw:g>
        <draw:g>
          <draw:rect draw:style-name="gr1" draw:text-style-name="P1" draw:layer="layout" svg:width="8.5cm" svg:height="1.5cm" svg:x="2.1cm" svg:y="8.9cm">
            <text:p/>
          </draw:rect>
          <draw:rect draw:style-name="gr1" draw:text-style-name="P1" draw:layer="layout" svg:width="2.5cm" svg:height="1.5cm" svg:x="4.6cm" svg:y="8.9cm">
            <text:p/>
          </draw:rect>
        </draw:g>
        <draw:g>
          <draw:rect draw:style-name="gr1" draw:text-style-name="P1" draw:layer="layout" svg:width="8.5cm" svg:height="1.5cm" svg:x="2.1cm" svg:y="10.8cm">
            <text:p/>
          </draw:rect>
          <draw:rect draw:style-name="gr1" draw:text-style-name="P1" draw:layer="layout" svg:width="2.5cm" svg:height="1.5cm" svg:x="4.6cm" svg:y="10.8cm">
            <text:p/>
          </draw:rect>
        </draw:g>
        <draw:g>
          <draw:rect draw:style-name="gr1" draw:text-style-name="P1" draw:layer="layout" svg:width="8.5cm" svg:height="1.5cm" svg:x="2.1cm" svg:y="12.7cm">
            <text:p/>
          </draw:rect>
          <draw:rect draw:style-name="gr1" draw:text-style-name="P1" draw:layer="layout" svg:width="2.5cm" svg:height="1.5cm" svg:x="4.6cm" svg:y="12.7cm">
            <text:p/>
          </draw:rect>
        </draw:g>
        <draw:frame draw:style-name="gr2" draw:text-style-name="P2" draw:layer="layout" svg:width="5cm" svg:height="1cm" svg:x="2.1cm" svg:y="4.1cm">
          <draw:text-box>
            <text:p><text:span text:style-name="T1">Main Execution</text:span></text:p>
          </draw:text-box>
        </draw:frame>
        <draw:frame draw:style-name="gr2" draw:text-style-name="P2" draw:layer="layout" svg:width="5cm" svg:height="1cm" svg:x="19.2cm" svg:y="5.2cm">
          <draw:text-box>
            <text:p><text:span text:style-name="T1">Subroutine</text:span></text:p>
          </draw:text-box>
        </draw:frame>
        <draw:g>
          <draw:rect draw:style-name="gr1" draw:text-style-name="P1" draw:layer="layout" svg:width="8.5cm" svg:height="1.5cm" svg:x="19.2cm" svg:y="16.6cm">
            <text:p/>
          </draw:rect>
          <draw:rect draw:style-name="gr1" draw:text-style-name="P1" draw:layer="layout" svg:width="2.5cm" svg:height="1.5cm" svg:x="21.7cm" svg:y="16.6cm">
            <text:p/>
          </draw:rect>
        </draw:g>
        <draw:frame draw:style-name="gr2" draw:text-style-name="P2" draw:layer="layout" svg:width="8cm" svg:height="1cm" svg:x="19.2cm" svg:y="15.7cm">
          <draw:text-box>
            <text:p><text:span text:style-name="T1">Legend – 1 Instruction</text:span></text:p>
          </draw:text-box>
        </draw:frame>
        <draw:g>
          <draw:rect draw:style-name="gr1" draw:text-style-name="P1" draw:layer="layout" svg:width="8.5cm" svg:height="1.5cm" svg:x="19.2cm" svg:y="6.2cm">
            <text:p/>
          </draw:rect>
          <draw:rect draw:style-name="gr1" draw:text-style-name="P1" draw:layer="layout" svg:width="2.5cm" svg:height="1.5cm" svg:x="21.7cm" svg:y="6.2cm">
            <text:p/>
          </draw:rect>
        </draw:g>
        <draw:g>
          <draw:rect draw:style-name="gr1" draw:text-style-name="P1" draw:layer="layout" svg:width="8.5cm" svg:height="1.5cm" svg:x="19.2cm" svg:y="8.1cm">
            <text:p/>
          </draw:rect>
          <draw:rect draw:style-name="gr1" draw:text-style-name="P1" draw:layer="layout" svg:width="2.5cm" svg:height="1.5cm" svg:x="21.7cm" svg:y="8.1cm">
            <text:p/>
          </draw:rect>
        </draw:g>
        <draw:g>
          <draw:rect draw:style-name="gr1" draw:text-style-name="P1" draw:layer="layout" svg:width="8.5cm" svg:height="1.5cm" svg:x="19.2cm" svg:y="10cm">
            <text:p/>
          </draw:rect>
          <draw:rect draw:style-name="gr1" draw:text-style-name="P1" draw:layer="layout" svg:width="2.5cm" svg:height="1.5cm" svg:x="21.7cm" svg:y="10cm">
            <text:p/>
          </draw:rect>
        </draw:g>
        <draw:g>
          <draw:rect draw:style-name="gr1" draw:text-style-name="P1" draw:layer="layout" svg:width="8.5cm" svg:height="1.5cm" svg:x="19.2cm" svg:y="11.9cm">
            <text:p/>
          </draw:rect>
          <draw:rect draw:style-name="gr1" draw:text-style-name="P1" draw:layer="layout" svg:width="2.5cm" svg:height="1.5cm" svg:x="21.7cm" svg:y="11.9cm">
            <text:p/>
          </draw:rect>
        </draw:g>
        <draw:frame draw:style-name="gr3" draw:layer="layout" svg:width="2.3cm" svg:height="0.725cm" svg:x="19.4cm" svg:y="17cm">
          <draw:text-box>
            <text:p><text:span text:style-name="T2">Address</text:span></text:p>
          </draw:text-box>
        </draw:frame>
        <draw:frame draw:style-name="gr3" draw:layer="layout" svg:width="2.8cm" svg:height="0.725cm" svg:x="21.8cm" svg:y="17.001cm">
          <draw:text-box>
            <text:p><text:span text:style-name="T2">Operation</text:span></text:p>
          </draw:text-box>
        </draw:frame>
        <draw:frame draw:style-name="gr3" draw:layer="layout" svg:width="2.3cm" svg:height="1.199cm" svg:x="24.7cm" svg:y="16.802cm">
          <draw:text-box>
            <text:p><text:span text:style-name="T2">Target Address</text:span></text:p>
          </draw:text-box>
        </draw:frame>
        <draw:frame draw:style-name="gr3" draw:layer="layout" svg:width="2.7cm" svg:height="0.725cm" svg:x="19.2cm" svg:y="6.501cm">
          <draw:text-box>
            <text:p><text:span text:style-name="T2">"entrance"</text:span></text:p>
          </draw:text-box>
        </draw:frame>
        <draw:frame draw:style-name="gr3" draw:layer="layout" svg:width="2.7cm" svg:height="0.725cm" svg:x="19.2cm" svg:y="12.302cm">
          <draw:text-box>
            <text:p><text:span text:style-name="T2">"exit"</text:span></text:p>
          </draw:text-box>
        </draw:frame>
        <draw:frame draw:style-name="gr3" draw:layer="layout" svg:width="2.7cm" svg:height="0.725cm" svg:x="21.9cm" svg:y="12.303cm">
          <draw:text-box>
            <text:p><text:span text:style-name="T2">BUN</text:span></text:p>
          </draw:text-box>
        </draw:frame>
        <draw:frame draw:style-name="gr3" draw:layer="layout" svg:width="2.7cm" svg:height="0.725cm" svg:x="4.7cm" svg:y="9.275cm">
          <draw:text-box>
            <text:p><text:span text:style-name="T2">BUN</text:span></text:p>
          </draw:text-box>
        </draw:frame>
        <draw:frame draw:style-name="gr3" draw:layer="layout" svg:width="2.7cm" svg:height="0.725cm" svg:x="4.7cm" svg:y="7.376cm">
          <draw:text-box>
            <text:p><text:span text:style-name="T2">STP</text:span></text:p>
          </draw:text-box>
        </draw:frame>
        <draw:frame draw:style-name="gr3" draw:layer="layout" svg:width="2.7cm" svg:height="0.725cm" svg:x="7.2cm" svg:y="7.4cm">
          <draw:text-box>
            <text:p><text:span text:style-name="T2">"exit"</text:span></text:p>
          </draw:text-box>
        </draw:frame>
        <draw:frame draw:style-name="gr3" draw:layer="layout" svg:width="2.7cm" svg:height="0.725cm" svg:x="7.2cm" svg:y="9.275cm">
          <draw:text-box>
            <text:p><text:span text:style-name="T2">"entrance"</text:span></text:p>
          </draw:text-box>
        </draw:frame>
        <draw:frame draw:style-name="gr2" draw:text-style-name="P3" draw:layer="layout" svg:width="18.9cm" svg:height="1.043cm" svg:x="2.1cm" svg:y="2.1cm">
          <draw:text-box>
            <text:p><text:span text:style-name="T3">Burroughs 220 "Subroutine Call and Return" (p. 397)</text:span></text:p>
          </draw:text-box>
        </draw:frame>
        <draw:frame draw:style-name="gr3" draw:layer="layout" svg:width="1.5cm" svg:height="0.725cm" svg:x="2.2cm" svg:y="7.375cm">
          <draw:text-box>
            <text:p><text:span text:style-name="T2">42</text:span></text:p>
          </draw:text-box>
        </draw:frame>
        <draw:frame draw:style-name="gr3" draw:layer="layout" svg:width="1.5cm" svg:height="0.725cm" svg:x="2.2cm" svg:y="9.276cm">
          <draw:text-box>
            <text:p><text:span text:style-name="T2">43</text:span></text:p>
          </draw:text-box>
        </draw:frame>
        <draw:frame draw:style-name="gr3" draw:layer="layout" svg:width="1.5cm" svg:height="0.725cm" svg:x="2.2cm" svg:y="11.1cm">
          <draw:text-box>
            <text:p><text:span text:style-name="T2">44</text:span></text:p>
          </draw:text-box>
        </draw:frame>
        <draw:custom-shape draw:style-name="gr4" draw:text-style-name="P4" draw:layer="layout" svg:width="4.5cm" svg:height="1.5cm" svg:x="11cm" svg:y="6.5cm">
          <text:p text:style-name="P1"><text:span text:style-name="T4">2. jump to "entrance"</text:span></text:p>
          <draw:enhanced-geometry svg:viewBox="0 0 21600 21600" draw:text-areas="800 800 20800 20800" draw:type="round-rectangular-callout" draw:modifiers="-3834.34792268385 37184.8101265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5cm" svg:height="1.5cm" svg:x="11cm" svg:y="3.9cm">
          <text:p text:style-name="P1"><text:span text:style-name="T4">1. store IP 43 + 1</text:span></text:p>
          <text:p text:style-name="P1"><text:span text:style-name="T4">into "exit"</text:span></text:p>
          <draw:enhanced-geometry svg:viewBox="0 0 21600 21600" draw:mirror-horizontal="false" draw:mirror-vertical="false" draw:text-areas="800 800 20800 20800" draw:type="round-rectangular-callout" draw:modifiers="-3412.04176849589 45401.732178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2.7cm" svg:height="0.725cm" svg:x="24.6cm" svg:y="12.304cm">
          <draw:text-box>
            <text:p><text:span text:style-name="T5">44</text:span></text:p>
          </draw:text-box>
        </draw:frame>
        <draw:custom-shape draw:style-name="gr4" draw:text-style-name="P4" draw:layer="layout" svg:width="4.5cm" svg:height="1.5cm" svg:x="14.3cm" svg:y="10.1cm">
          <text:p text:style-name="P1"><text:span text:style-name="T4">3. jump back to 44</text:span></text:p>
          <draw:enhanced-geometry svg:viewBox="0 0 21600 21600" draw:text-areas="800 800 20800 20800" draw:type="round-rectangular-callout" draw:modifiers="24628.1270828705 28536.1758827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0.5cm" svg:height="1cm" svg:x="3cm" svg:y="6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3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0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0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0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3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9cm" svg:height="0.5cm" draw:transform="rotate (-0.174532925200587) translate (10.412cm 11.12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cm" svg:height="1cm" svg:x="20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3cm" svg:height="0.725cm" svg:x="20.7cm" svg:y="18.175cm">
          <draw:text-box>
            <text:p><text:span text:style-name="T2">Control Flow</text:span></text:p>
          </draw:text-box>
        </draw:frame>
        <draw:custom-shape draw:style-name="gr5" draw:text-style-name="P1" draw:layer="layout" svg:width="9.537cm" svg:height="0.5cm" draw:transform="rotate (-2.79252680319159) translate (19.505cm 6.88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1" draw:layer="layout" svg:width="10.367cm" svg:height="0.5cm" draw:transform="rotate (-2.61799387799219) translate (19.563cm 6.50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rect draw:style-name="gr1" draw:text-style-name="P1" draw:layer="layout" svg:width="8.5cm" svg:height="1.5cm" svg:x="2.1cm" svg:y="4.9cm">
            <text:p/>
          </draw:rect>
          <draw:rect draw:style-name="gr1" draw:text-style-name="P1" draw:layer="layout" svg:width="2.5cm" svg:height="1.5cm" svg:x="4.6cm" svg:y="4.9cm">
            <text:p/>
          </draw:rect>
        </draw:g>
        <draw:g>
          <draw:rect draw:style-name="gr1" draw:text-style-name="P1" draw:layer="layout" svg:width="8.5cm" svg:height="1.5cm" svg:x="2.1cm" svg:y="6.8cm">
            <text:p/>
          </draw:rect>
          <draw:rect draw:style-name="gr1" draw:text-style-name="P1" draw:layer="layout" svg:width="2.5cm" svg:height="1.5cm" svg:x="4.6cm" svg:y="6.8cm">
            <text:p/>
          </draw:rect>
        </draw:g>
        <draw:g>
          <draw:rect draw:style-name="gr1" draw:text-style-name="P1" draw:layer="layout" svg:width="8.5cm" svg:height="1.5cm" svg:x="2.1cm" svg:y="8.7cm">
            <text:p/>
          </draw:rect>
          <draw:rect draw:style-name="gr1" draw:text-style-name="P1" draw:layer="layout" svg:width="2.5cm" svg:height="1.5cm" svg:x="4.6cm" svg:y="8.7cm">
            <text:p/>
          </draw:rect>
        </draw:g>
        <draw:g>
          <draw:rect draw:style-name="gr1" draw:text-style-name="P1" draw:layer="layout" svg:width="8.5cm" svg:height="1.5cm" svg:x="2.1cm" svg:y="10.6cm">
            <text:p/>
          </draw:rect>
          <draw:rect draw:style-name="gr1" draw:text-style-name="P1" draw:layer="layout" svg:width="2.5cm" svg:height="1.5cm" svg:x="4.6cm" svg:y="10.6cm">
            <text:p/>
          </draw:rect>
        </draw:g>
        <draw:g>
          <draw:rect draw:style-name="gr1" draw:text-style-name="P1" draw:layer="layout" svg:width="8.5cm" svg:height="1.5cm" svg:x="2.1cm" svg:y="12.5cm">
            <text:p/>
          </draw:rect>
          <draw:rect draw:style-name="gr1" draw:text-style-name="P1" draw:layer="layout" svg:width="2.5cm" svg:height="1.5cm" svg:x="4.6cm" svg:y="12.5cm">
            <text:p/>
          </draw:rect>
        </draw:g>
        <draw:frame draw:style-name="gr2" draw:text-style-name="P2" draw:layer="layout" svg:width="5cm" svg:height="1cm" svg:x="2.1cm" svg:y="3.9cm">
          <draw:text-box>
            <text:p><text:span text:style-name="T1">Coroutine A</text:span></text:p>
          </draw:text-box>
        </draw:frame>
        <draw:frame draw:style-name="gr2" draw:text-style-name="P2" draw:layer="layout" svg:width="5cm" svg:height="1cm" svg:x="19.2cm" svg:y="5cm">
          <draw:text-box>
            <text:p><text:span text:style-name="T1">Coroutine B</text:span></text:p>
          </draw:text-box>
        </draw:frame>
        <draw:g>
          <draw:rect draw:style-name="gr1" draw:text-style-name="P1" draw:layer="layout" svg:width="8.5cm" svg:height="1.5cm" svg:x="19.2cm" svg:y="16.6cm">
            <text:p/>
          </draw:rect>
          <draw:rect draw:style-name="gr1" draw:text-style-name="P1" draw:layer="layout" svg:width="2.5cm" svg:height="1.5cm" svg:x="21.7cm" svg:y="16.6cm">
            <text:p/>
          </draw:rect>
        </draw:g>
        <draw:frame draw:style-name="gr2" draw:text-style-name="P2" draw:layer="layout" svg:width="8cm" svg:height="1cm" svg:x="19.2cm" svg:y="15.7cm">
          <draw:text-box>
            <text:p><text:span text:style-name="T1">Legend – 1 Instruction</text:span></text:p>
          </draw:text-box>
        </draw:frame>
        <draw:g>
          <draw:rect draw:style-name="gr1" draw:text-style-name="P1" draw:layer="layout" svg:width="8.5cm" svg:height="1.5cm" svg:x="19.2cm" svg:y="6cm">
            <text:p/>
          </draw:rect>
          <draw:rect draw:style-name="gr1" draw:text-style-name="P1" draw:layer="layout" svg:width="2.5cm" svg:height="1.5cm" svg:x="21.7cm" svg:y="6cm">
            <text:p/>
          </draw:rect>
        </draw:g>
        <draw:g>
          <draw:rect draw:style-name="gr1" draw:text-style-name="P1" draw:layer="layout" svg:width="8.5cm" svg:height="1.5cm" svg:x="19.2cm" svg:y="7.9cm">
            <text:p/>
          </draw:rect>
          <draw:rect draw:style-name="gr1" draw:text-style-name="P1" draw:layer="layout" svg:width="2.5cm" svg:height="1.5cm" svg:x="21.7cm" svg:y="7.9cm">
            <text:p/>
          </draw:rect>
        </draw:g>
        <draw:g>
          <draw:rect draw:style-name="gr1" draw:text-style-name="P1" draw:layer="layout" svg:width="8.5cm" svg:height="1.5cm" svg:x="19.2cm" svg:y="9.8cm">
            <text:p/>
          </draw:rect>
          <draw:rect draw:style-name="gr1" draw:text-style-name="P1" draw:layer="layout" svg:width="2.5cm" svg:height="1.5cm" svg:x="21.7cm" svg:y="9.8cm">
            <text:p/>
          </draw:rect>
        </draw:g>
        <draw:g>
          <draw:rect draw:style-name="gr1" draw:text-style-name="P1" draw:layer="layout" svg:width="8.5cm" svg:height="1.5cm" svg:x="19.2cm" svg:y="11.7cm">
            <text:p/>
          </draw:rect>
          <draw:rect draw:style-name="gr1" draw:text-style-name="P1" draw:layer="layout" svg:width="2.5cm" svg:height="1.5cm" svg:x="21.7cm" svg:y="11.7cm">
            <text:p/>
          </draw:rect>
        </draw:g>
        <draw:frame draw:style-name="gr3" draw:text-style-name="P6" draw:layer="layout" svg:width="2.3cm" svg:height="0.725cm" svg:x="19.4cm" svg:y="17cm">
          <draw:text-box>
            <text:p><text:span text:style-name="T2">Address</text:span></text:p>
          </draw:text-box>
        </draw:frame>
        <draw:frame draw:style-name="gr3" draw:text-style-name="P6" draw:layer="layout" svg:width="2.8cm" svg:height="0.725cm" svg:x="21.8cm" svg:y="17.001cm">
          <draw:text-box>
            <text:p><text:span text:style-name="T2">Operation</text:span></text:p>
          </draw:text-box>
        </draw:frame>
        <draw:frame draw:style-name="gr3" draw:text-style-name="P6" draw:layer="layout" svg:width="2.3cm" svg:height="1.199cm" svg:x="24.7cm" svg:y="16.802cm">
          <draw:text-box>
            <text:p><text:span text:style-name="T2">Target Address</text:span></text:p>
          </draw:text-box>
        </draw:frame>
        <draw:frame draw:style-name="gr3" draw:text-style-name="P6" draw:layer="layout" svg:width="2.7cm" svg:height="0.725cm" svg:x="19.2cm" svg:y="6.401cm">
          <draw:text-box>
            <text:p><text:span text:style-name="T2">"brouter"</text:span></text:p>
          </draw:text-box>
        </draw:frame>
        <draw:frame draw:style-name="gr3" draw:text-style-name="P6" draw:layer="layout" svg:width="2.7cm" svg:height="0.725cm" svg:x="21.9cm" svg:y="12.103cm">
          <draw:text-box>
            <text:p><text:span text:style-name="T2">BUN</text:span></text:p>
          </draw:text-box>
        </draw:frame>
        <draw:frame draw:style-name="gr3" draw:text-style-name="P6" draw:layer="layout" svg:width="2.7cm" svg:height="0.725cm" svg:x="4.7cm" svg:y="5.3cm">
          <draw:text-box>
            <text:p><text:span text:style-name="T2">BUN</text:span></text:p>
          </draw:text-box>
        </draw:frame>
        <draw:frame draw:style-name="gr3" draw:text-style-name="P6" draw:layer="layout" svg:width="2.7cm" svg:height="0.725cm" svg:x="4.7cm" svg:y="9.076cm">
          <draw:text-box>
            <text:p><text:span text:style-name="T2">STP</text:span></text:p>
          </draw:text-box>
        </draw:frame>
        <draw:frame draw:style-name="gr3" draw:text-style-name="P6" draw:layer="layout" svg:width="2.7cm" svg:height="0.725cm" svg:x="7.2cm" svg:y="9.1cm">
          <draw:text-box>
            <text:p><text:span text:style-name="T2">"arouter"</text:span></text:p>
          </draw:text-box>
        </draw:frame>
        <draw:frame draw:style-name="gr3" draw:text-style-name="P6" draw:layer="layout" svg:width="2.7cm" svg:height="0.725cm" svg:x="7.2cm" svg:y="10.975cm">
          <draw:text-box>
            <text:p><text:span text:style-name="T2">"brouter"</text:span></text:p>
          </draw:text-box>
        </draw:frame>
        <draw:frame draw:style-name="gr2" draw:text-style-name="P3" draw:layer="layout" svg:width="18.9cm" svg:height="1.043cm" svg:x="2.1cm" svg:y="2.1cm">
          <draw:text-box>
            <text:p><text:span text:style-name="T3">Burroughs 220 "Coroutine Call and Reentry" (p. 398)</text:span></text:p>
          </draw:text-box>
        </draw:frame>
        <draw:frame draw:style-name="gr3" draw:text-style-name="P6" draw:layer="layout" svg:width="1.5cm" svg:height="0.725cm" svg:x="2.1cm" svg:y="9.075cm">
          <draw:text-box>
            <text:p><text:span text:style-name="T2">42</text:span></text:p>
          </draw:text-box>
        </draw:frame>
        <draw:frame draw:style-name="gr3" draw:text-style-name="P6" draw:layer="layout" svg:width="1.5cm" svg:height="0.725cm" svg:x="2.1cm" svg:y="10.976cm">
          <draw:text-box>
            <text:p><text:span text:style-name="T2">43</text:span></text:p>
          </draw:text-box>
        </draw:frame>
        <draw:custom-shape draw:style-name="gr4" draw:text-style-name="P4" draw:layer="layout" svg:width="5cm" svg:height="1.5cm" svg:x="11cm" svg:y="8.2cm">
          <text:p text:style-name="P1"><text:span text:style-name="T4">2. jump to coroutine "b"</text:span></text:p>
          <draw:enhanced-geometry svg:viewBox="0 0 21600 21600" draw:text-areas="800 800 20800 20800" draw:type="round-rectangular-callout" draw:modifiers="-3450.98980203959 37184.8101265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cm" svg:height="1.6cm" svg:x="11cm" svg:y="5.8cm">
          <text:p text:style-name="P1"><text:span text:style-name="T4">1. store IP 43 + 1 into</text:span></text:p>
          <text:p text:style-name="P1"><text:span text:style-name="T4">"arouter" to contine</text:span><text:span text:style-name="T4"><text:line-break/></text:span><text:span text:style-name="T4">when called back</text:span></text:p>
          <draw:enhanced-geometry svg:viewBox="0 0 21600 21600" draw:mirror-horizontal="false" draw:mirror-vertical="false" draw:text-areas="800 800 20800 20800" draw:type="round-rectangular-callout" draw:modifiers="-3070.90581883623 42552.404747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cm" svg:height="1.5cm" svg:x="14cm" svg:y="4cm">
          <text:p text:style-name="P1"><text:span text:style-name="T4">3. jump where coroutine</text:span><text:span text:style-name="T4"><text:line-break/></text:span><text:span text:style-name="T4">“b” left last time</text:span></text:p>
          <draw:enhanced-geometry svg:viewBox="0 0 21600 21600" draw:text-areas="800 800 20800 20800" draw:type="round-rectangular-callout" draw:modifiers="23591.1217756449 31788.4077281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0.5cm" svg:height="1cm" svg:x="3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2.6cm" svg:x="20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0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3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0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3.3cm" svg:height="0.725cm" svg:x="20.7cm" svg:y="18.175cm">
          <draw:text-box>
            <text:p><text:span text:style-name="T2">Control Flow</text:span></text:p>
          </draw:text-box>
        </draw:frame>
        <draw:frame draw:style-name="gr3" draw:text-style-name="P6" draw:layer="layout" svg:width="2.7cm" svg:height="0.725cm" svg:x="21.9cm" svg:y="6.404cm">
          <draw:text-box>
            <text:p><text:span text:style-name="T2">BUN</text:span></text:p>
          </draw:text-box>
        </draw:frame>
        <draw:frame draw:style-name="gr3" draw:text-style-name="P6" draw:layer="layout" svg:width="2.7cm" svg:height="0.725cm" svg:x="2.1cm" svg:y="5.3cm">
          <draw:text-box>
            <text:p><text:span text:style-name="T2">"arouter"</text:span></text:p>
          </draw:text-box>
        </draw:frame>
        <draw:frame draw:style-name="gr3" draw:text-style-name="P6" draw:layer="layout" svg:width="1.5cm" svg:height="0.725cm" svg:x="2.1cm" svg:y="12.901cm">
          <draw:text-box>
            <text:p><text:span text:style-name="T2">44</text:span></text:p>
          </draw:text-box>
        </draw:frame>
        <draw:frame draw:style-name="gr3" draw:text-style-name="P6" draw:layer="layout" svg:width="2.7cm" svg:height="0.725cm" svg:x="4.7cm" svg:y="11.001cm">
          <draw:text-box>
            <text:p><text:span text:style-name="T2">BUN</text:span></text:p>
          </draw:text-box>
        </draw:frame>
        <draw:frame draw:style-name="gr3" draw:text-style-name="P7" draw:layer="layout" svg:width="2.7cm" svg:height="0.725cm" svg:x="7.2cm" svg:y="5.3cm">
          <draw:text-box>
            <text:p><text:span text:style-name="T5">44</text:span></text:p>
          </draw:text-box>
        </draw:frame>
        <draw:frame draw:style-name="gr3" draw:text-style-name="P6" draw:layer="layout" svg:width="2.7cm" svg:height="0.725cm" svg:x="21.9cm" svg:y="10.2cm">
          <draw:text-box>
            <text:p><text:span text:style-name="T2">STP</text:span></text:p>
          </draw:text-box>
        </draw:frame>
        <draw:frame draw:style-name="gr3" draw:text-style-name="P6" draw:layer="layout" svg:width="2.7cm" svg:height="0.725cm" svg:x="24.3cm" svg:y="10.2cm">
          <draw:text-box>
            <text:p><text:span text:style-name="T2">"brouter"</text:span></text:p>
          </draw:text-box>
        </draw:frame>
        <draw:frame draw:style-name="gr3" draw:text-style-name="P6" draw:layer="layout" svg:width="2.7cm" svg:height="0.725cm" svg:x="24.3cm" svg:y="12.075cm">
          <draw:text-box>
            <text:p><text:span text:style-name="T2">"arouter"</text:span></text:p>
          </draw:text-box>
        </draw:frame>
        <draw:frame draw:style-name="gr3" draw:text-style-name="P6" draw:layer="layout" svg:width="3.5cm" svg:height="0.725cm" svg:x="24.3cm" svg:y="6.4cm">
          <draw:text-box>
            <text:p><text:span text:style-name="T2">&lt;initial value&gt;</text:span></text:p>
          </draw:text-box>
        </draw:frame>
        <draw:g>
          <draw:rect draw:style-name="gr1" draw:text-style-name="P1" draw:layer="layout" svg:width="8.5cm" svg:height="1.5cm" svg:x="19.2cm" svg:y="13.6cm">
            <text:p/>
          </draw:rect>
          <draw:rect draw:style-name="gr1" draw:text-style-name="P1" draw:layer="layout" svg:width="2.5cm" svg:height="1.5cm" svg:x="21.7cm" svg:y="13.6cm">
            <text:p/>
          </draw:rect>
        </draw:g>
        <draw:custom-shape draw:style-name="gr4" draw:text-style-name="P4" draw:layer="layout" svg:width="5cm" svg:height="2.2cm" svg:x="13.9cm" svg:y="10.5cm">
          <text:p text:style-name="P1"><text:span text:style-name="T4">4. jump back to router</text:span><text:span text:style-name="T4"><text:line-break/></text:span><text:span text:style-name="T4">of coroutine “a” which</text:span><text:span text:style-name="T4"><text:line-break/></text:span><text:span text:style-name="T4">then jumps to 44 to</text:span><text:span text:style-name="T4"><text:line-break/></text:span><text:span text:style-name="T4">continue where it left</text:span></text:p>
          <draw:enhanced-geometry svg:viewBox="0 0 21600 21600" draw:text-areas="800 800 20800 20800" draw:type="round-rectangular-callout" draw:modifiers="24023.0353929214 16104.3162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6M42S</meta:editing-duration>
    <meta:editing-cycles>46</meta:editing-cycles>
    <meta:generator>LibreOffice/3.3$Win32 LibreOffice_project/330m19$Build-401</meta:generator>
    <dc:date>2020-07-10T13:16:06.70</dc:date>
    <dc:creator>Peter Kofler</dc:creator>
    <meta:document-statistic meta:object-count="129"/>
  </office:meta>
</office:document-meta>
</file>